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1.834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2.3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textarea-horizontal-align="justify" draw:textarea-vertical-align="middle" draw:auto-grow-height="false" fo:min-height="2.014cm" fo:min-width="3.39cm"/>
    </style:style>
    <style:style style:name="gr7" style:family="graphic" style:parent-style-name="standard">
      <style:graphic-properties draw:textarea-horizontal-align="justify" draw:textarea-vertical-align="middle" draw:auto-grow-height="false" fo:min-height="1.378cm" fo:min-width="3.178cm"/>
    </style:style>
    <style:style style:name="gr8" style:family="graphic" style:parent-style-name="standard">
      <style:graphic-properties draw:stroke="none" svg:stroke-color="#000000" draw:fill="none" draw:fill-color="#ffffff" fo:min-height="1.65cm"/>
    </style:style>
    <style:style style:name="gr9" style:family="graphic" style:parent-style-name="standard">
      <style:graphic-properties draw:textarea-horizontal-align="justify" draw:textarea-vertical-align="middle" draw:auto-grow-height="false" fo:min-height="1.66cm" fo:min-width="3.32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textarea-horizontal-align="justify" draw:textarea-vertical-align="middle" draw:auto-grow-height="false" fo:min-height="1.164cm" fo:min-width="4.734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2.05cm"/>
    </style:style>
    <style:style style:name="gr14" style:family="graphic" style:parent-style-name="standard">
      <style:graphic-properties draw:stroke="none" svg:stroke-color="#000000" draw:fill="none" draw:fill-color="#ffffff" fo:min-height="3.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cm" svg:height="2cm" svg:x="3.4cm" svg:y="2.8cm">
          <text:p text:style-name="P1">Ips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cm" svg:height="2.1cm" svg:x="15.6cm" svg:y="2.8cm">
          <text:p text:style-name="P1">ArgParcer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cm" svg:height="2.1cm" svg:x="15.2cm" svg:y="5.9cm">
          <text:p text:style-name="P1">RecordManager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4cm" svg:height="2.1cm" svg:x="15.3cm" svg:y="8.7cm">
          <text:p text:style-name="P1">Settings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217cm" svg:y1="3.093cm" svg:x2="17.6cm" svg:y2="2.8cm" draw:start-shape="id1" draw:start-glue-point="11" draw:end-shape="id2" draw:end-glue-point="4" svg:d="M6217 3093v-794h11383v501" svg:viewBox="0 0 11384 795">
          <text:p/>
        </draw:connector>
        <draw:connector draw:style-name="gr3" draw:text-style-name="P2" draw:layer="layout" svg:x1="15.6cm" svg:y1="3.85cm" svg:x2="6.7cm" svg:y2="3.8cm" draw:start-shape="id2" draw:start-glue-point="6" draw:end-shape="id1" draw:end-glue-point="10" svg:d="M15600 3850h-4471v-50h-4429" svg:viewBox="0 0 8901 51">
          <text:p/>
        </draw:connector>
        <draw:connector draw:style-name="gr3" draw:text-style-name="P2" draw:layer="layout" svg:x1="6.217cm" svg:y1="4.507cm" svg:x2="17.2cm" svg:y2="5.9cm" draw:start-shape="id1" draw:start-glue-point="9" draw:end-shape="id3" draw:end-glue-point="4" svg:d="M6217 4507v843h10983v550" svg:viewBox="0 0 10984 1394">
          <text:p/>
        </draw:connector>
        <draw:connector draw:style-name="gr3" draw:text-style-name="P2" draw:layer="layout" svg:x1="15.2cm" svg:y1="6.95cm" svg:x2="5.05cm" svg:y2="4.8cm" draw:start-shape="id3" draw:start-glue-point="6" draw:end-shape="id1" draw:end-glue-point="8" svg:d="M15200 6950h-10150v-2150" svg:viewBox="0 0 10151 2151">
          <text:p/>
        </draw:connector>
        <draw:connector draw:style-name="gr3" draw:text-style-name="P2" draw:layer="layout" draw:line-skew="1.55cm" svg:x1="3.883cm" svg:y1="4.507cm" svg:x2="17.3cm" svg:y2="8.7cm" draw:start-shape="id1" draw:start-glue-point="7" draw:end-shape="id4" svg:d="M3883 4507v3793h13417v400" svg:viewBox="0 0 13418 4194">
          <text:p/>
        </draw:connector>
        <draw:connector draw:style-name="gr3" draw:text-style-name="P2" draw:layer="layout" svg:x1="15.3cm" svg:y1="9.75cm" svg:x2="3.4cm" svg:y2="3.8cm" draw:start-shape="id4" draw:start-glue-point="6" draw:end-shape="id1" draw:end-glue-point="6" svg:d="M15300 9750h-12401v-5950h501" svg:viewBox="0 0 12402 5951">
          <text:p/>
        </draw:connector>
        <draw:frame draw:style-name="gr4" draw:text-style-name="P3" draw:layer="layout" svg:width="6.1cm" svg:height="0.962cm" svg:x="8.1cm" svg:y="2.6cm">
          <draw:text-box>
            <text:p>1)Gets Arguments</text:p>
          </draw:text-box>
        </draw:frame>
        <draw:frame draw:style-name="gr4" draw:text-style-name="P3" draw:layer="layout" svg:width="8.3cm" svg:height="1.673cm" svg:x="5.7cm" svg:y="5.5cm">
          <draw:text-box>
            <text:p>2)Deserializes or creates RecordManager</text:p>
          </draw:text-box>
        </draw:frame>
        <draw:frame draw:style-name="gr5" draw:text-style-name="P3" draw:layer="layout" svg:width="10.1cm" svg:height="1.4cm" svg:x="3.9cm" svg:y="8.4cm">
          <draw:text-box>
            <text:p>3)Deserializes or creates Settings</text:p>
          </draw:text-box>
        </draw:frame>
        <draw:custom-shape draw:style-name="gr6" draw:text-style-name="P1" xml:id="id5" draw:id="id5" draw:layer="layout" svg:width="5.5cm" svg:height="3.2cm" svg:x="3.3cm" svg:y="12.1cm">
          <text:p text:style-name="P1">LogManager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5.2cm" svg:height="2.3cm" svg:x="11.1cm" svg:y="12.9cm">
          <text:p text:style-name="P1">ServiceChecker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line-skew="0.301cm -0.899cm" svg:x1="3.883cm" svg:y1="3.093cm" svg:x2="3.3cm" svg:y2="13.7cm" draw:start-shape="id1" draw:start-glue-point="5" draw:end-shape="id5" draw:end-glue-point="6" svg:d="M3883 3093v-493h-1983v11100h1400" svg:viewBox="0 0 1984 11101">
          <text:p/>
        </draw:connector>
        <draw:connector draw:style-name="gr3" draw:text-style-name="P2" draw:layer="layout" draw:line-skew="0.801cm" svg:x1="7.995cm" svg:y1="12.568cm" svg:x2="11.861cm" svg:y2="13.236cm" draw:start-shape="id5" draw:start-glue-point="11" draw:end-shape="id6" draw:end-glue-point="5" svg:d="M7995 12568v-168h3866v836" svg:viewBox="0 0 3867 837">
          <text:p/>
        </draw:connector>
        <draw:connector draw:style-name="gr3" draw:text-style-name="P2" draw:layer="layout" draw:line-skew="-0.401cm" svg:x1="11.861cm" svg:y1="14.864cm" svg:x2="7.995cm" svg:y2="14.832cm" draw:start-shape="id6" draw:start-glue-point="7" draw:end-shape="id5" draw:end-glue-point="9" svg:d="M11861 14864v536h-3866v-568" svg:viewBox="0 0 3867 569">
          <text:p/>
        </draw:connector>
        <draw:frame draw:style-name="gr8" draw:text-style-name="P3" draw:layer="layout" svg:width="13.5cm" svg:height="1.9cm" svg:x="1.8cm" svg:y="10.2cm">
          <draw:text-box>
            <text:p>4)Searches for new threats with LogManager and ServiceChecker</text:p>
          </draw:text-box>
        </draw:frame>
        <draw:connector draw:style-name="gr3" draw:text-style-name="P2" draw:layer="layout" draw:line-skew="-1.199cm 0.001cm" svg:x1="3.3cm" svg:y1="13.7cm" svg:x2="3.883cm" svg:y2="3.093cm" draw:start-shape="id5" draw:start-glue-point="6" draw:end-shape="id1" draw:end-glue-point="5" svg:d="M3300 13700h-1700v-11400h2283v793" svg:viewBox="0 0 2284 11401">
          <text:p/>
        </draw:connector>
        <draw:custom-shape draw:style-name="gr9" draw:text-style-name="P1" xml:id="id7" draw:id="id7" draw:layer="layout" svg:width="5.4cm" svg:height="2.7cm" svg:x="3.7cm" svg:y="17.4cm">
          <text:p text:style-name="P1">RecordManager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line-skew="-0.499cm -1.899cm" svg:x1="5.05cm" svg:y1="2.8cm" svg:x2="3.7cm" svg:y2="18.75cm" draw:start-shape="id1" draw:start-glue-point="4" draw:end-shape="id7" draw:end-glue-point="6" svg:d="M5050 2800v-1000h-4050v16950h2700" svg:viewBox="0 0 4051 16951">
          <text:p/>
        </draw:connector>
        <draw:frame draw:style-name="gr10" draw:text-style-name="P3" draw:layer="layout" svg:width="12.1cm" svg:height="1.8cm" svg:x="1.9cm" svg:y="15.8cm">
          <draw:text-box>
            <text:p>5)Check for threats against known Records in RecordManager</text:p>
          </draw:text-box>
        </draw:frame>
        <draw:custom-shape draw:style-name="gr11" draw:text-style-name="P1" xml:id="id8" draw:id="id8" draw:layer="layout" svg:width="7.4cm" svg:height="2cm" svg:x="2.5cm" svg:y="21.7cm">
          <text:p text:style-name="P1">NetFilter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8.9cm" svg:height="1.673cm" svg:x="1.9cm" svg:y="20.4cm">
          <draw:text-box>
            <text:p>6) If Threat, Apply Netfilter Rule</text:p>
          </draw:text-box>
        </draw:frame>
        <draw:connector draw:style-name="gr3" draw:text-style-name="P2" draw:layer="layout" draw:line-skew="-0.9cm -0.799cm" svg:x1="4.49cm" svg:y1="19.705cm" svg:x2="2.5cm" svg:y2="22.7cm" draw:start-shape="id7" draw:start-glue-point="7" draw:end-shape="id8" draw:end-glue-point="6" svg:d="M4490 19705v295h-3290v2700h1300" svg:viewBox="0 0 3291 2996">
          <text:p/>
        </draw:connector>
        <draw:frame draw:style-name="gr13" draw:text-style-name="P3" draw:layer="layout" svg:width="7.5cm" svg:height="2.384cm" svg:x="12.4cm" svg:y="16.3cm">
          <draw:text-box>
            <text:p>7) Check for expired block rules with RecordManager</text:p>
          </draw:text-box>
        </draw:frame>
        <draw:frame draw:style-name="gr14" draw:text-style-name="P3" draw:layer="layout" svg:width="5.2cm" svg:height="3.7cm" svg:x="12.4cm" svg:y="19.5cm">
          <draw:text-box>
            <text:p>8) If Expired, unblock with NetfilerManager</text:p>
          </draw:text-box>
        </draw:frame>
        <draw:connector draw:style-name="gr3" draw:text-style-name="P2" draw:layer="layout" draw:line-skew="-0.699cm 10.119cm" svg:x1="5.05cm" svg:y1="2.8cm" svg:x2="9.1cm" svg:y2="18.75cm" draw:start-shape="id1" draw:start-glue-point="4" draw:end-shape="id7" draw:end-glue-point="10" svg:d="M5050 2800v-1200h14850v17150h-10800" svg:viewBox="0 0 14851 17151">
          <text:p/>
        </draw:connector>
        <draw:connector draw:style-name="gr3" draw:text-style-name="P2" draw:layer="layout" draw:line-skew="-1.3cm 1.899cm" svg:x1="8.31cm" svg:y1="19.705cm" svg:x2="9.9cm" svg:y2="22.7cm" draw:start-shape="id7" draw:start-glue-point="9" draw:end-shape="id8" draw:end-glue-point="10" svg:d="M8310 19705v-105h3990v3100h-2400" svg:viewBox="0 0 3991 3101">
          <text:p/>
        </draw:connector>
        <draw:connector draw:style-name="gr3" draw:text-style-name="P2" draw:layer="layout" draw:line-skew="-1.699cm -0.199cm" svg:x1="3.7cm" svg:y1="18.75cm" svg:x2="5.05cm" svg:y2="2.8cm" draw:start-shape="id7" draw:start-glue-point="6" draw:end-shape="id1" draw:end-glue-point="4" svg:d="M3700 18750h-2500v-16650h3850v700" svg:viewBox="0 0 3851 16651">
          <text:p/>
        </draw:connector>
        <draw:connector draw:style-name="gr3" draw:text-style-name="P2" draw:layer="layout" draw:line-skew="9.899cm -0.499cm" svg:x1="9.9cm" svg:y1="22.7cm" svg:x2="6.217cm" svg:y2="3.093cm" draw:start-shape="id8" draw:start-glue-point="10" draw:end-shape="id1" draw:end-glue-point="11" svg:d="M9900 22700h10400v-20900h-14083v1293" svg:viewBox="0 0 14084 20901">
          <text:p/>
        </draw:connector>
        <draw:frame draw:style-name="gr15" draw:text-style-name="P3" draw:layer="layout" svg:width="5.946cm" svg:height="0.962cm" svg:x="13.4cm" svg:y="22.9cm">
          <draw:text-box>
            <text:p>9) Serialize Data -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Soer</meta:initial-creator>
    <meta:creation-date>2016-02-27T12:08:15.983502961</meta:creation-date>
    <meta:generator>LibreOffice/4.4.7.2$Linux_X86_64 LibreOffice_project/40$Build-2</meta:generator>
    <dc:date>2016-02-27T12:24:31.411401176</dc:date>
    <dc:creator>Ben Soer</dc:creator>
    <meta:editing-duration>PT1S</meta:editing-duration>
    <meta:editing-cycles>1</meta:editing-cycles>
    <meta:document-statistic meta:object-count="33"/>
  </office:meta>
</office:document-meta>
</file>